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3ae87" officeooo:paragraph-rsid="0013ae87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Standard">
      <style:text-properties officeooo:rsid="0013ae87" officeooo:paragraph-rsid="0013ae87"/>
    </style:style>
    <style:style style:name="P4" style:family="paragraph" style:parent-style-name="Standard">
      <style:paragraph-properties fo:break-before="page"/>
      <style:text-properties officeooo:rsid="0013ae87" officeooo:paragraph-rsid="0013ae87"/>
    </style:style>
    <style:style style:name="P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" style:family="paragraph"/>
    <style:style style:name="P7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-content" style:horizontal-pos="from-left" style:horizontal-rel="paragraph-content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listbox form:name="List Box 1" form:control-implementation="ooo:com.sun.star.form.component.ListBox" xml:id="control1" form:id="control1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</form:properties>
          </form:listbox>
          <form:value-range form:name="Scrollbar 1" form:control-implementation="ooo:com.sun.star.form.component.ScrollBar" xml:id="control2" form:id="control2" form:value="0" form:delay-for-repeat="PT0.050000000S" form:min-value="0" form:max-value="100">
            <form:properties>
              <form:property form:property-name="ControlTypeinMSO" office:value-type="float" office:value="0"/>
              <form:property form:property-name="DefaultControl" office:value-type="string" office:string-value="com.sun.star.awt.UnoControlScrollBar"/>
              <form:property form:property-name="LiveScroll" office:value-type="boolean" office:boolean-value="true"/>
              <form:property form:property-name="ObjIDinMSO" office:value-type="float" office:value="65535"/>
              <form:property form:property-name="TabIndex" office:value-type="float" office:value="0"/>
            </form:properties>
          </form:value-range>
          <form:button form:name="Push Button 1" form:control-implementation="ooo:com.sun.star.form.component.CommandButton" xml:id="control3" form:id="control3" form:label="Push Button" form:title="eqf" form:button-type="submit" office:target-frame="" xlink:href="" form:image-data="" form:default-button="true" form:delay-for-repeat="PT0.050000000S" form:image-position="center">
            <form:properties>
              <form:property form:property-name="DefaultControl" office:value-type="string" office:string-value="com.sun.star.form.control.CommandButton"/>
              <form:property form:property-name="HelpText" office:value-type="string" office:string-value="ffe3"/>
              <form:property form:property-name="HelpURL" office:value-type="string" office:string-value="1f31"/>
            </form:properties>
            <office:event-listeners>
              <script:event-listener script:language="ooo:script" script:event-name="form:performaction" xlink:href="vnd.sun.star.script:Standard.Module1.Main?language=Basic&amp;location=application" xlink:type="simple"/>
              <script:event-listener script:language="ooo:script" script:event-name="form:approveaction" xlink:href="vnd.sun.star.script:Standard.Module1.hello_test?language=Basic&amp;location=application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</text:p>
      <text:p text:style-name="P3"><draw:control text:anchor-type="paragraph" draw:z-index="1" draw:name="Shape1" draw:style-name="gr2" draw:text-style-name="P5" svg:width="1.2087in" svg:height="0.6669in" svg:x="0.6189in" svg:y="0.6673in" draw:control="control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0" draw:style-name="gr1" svg:width="1.9685in" svg:height="1.9685in" svg:x="0.8016in" svg:y="1.5272in"><draw:plugin xlink:href="../sample.avi" xlink:type="simple" xlink:show="embed" xlink:actuate="onLoad" draw:mime-type="application/vnd.sun.star.media"><draw:param draw:name="Loop" draw:value="false"/><draw:param draw:name="Mute" draw:value="false"/><draw:param draw:name="VolumeDB" draw:value="0"/></draw:plugin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Emphasis"/></text:p>
      <text:p text:style-name="P3"><draw:frame draw:style-name="fr2" draw:name="Object1" text:anchor-type="paragraph" svg:width="3.5563in" svg:height="0.889in" draw:z-index="2"><draw:object xlink:href="./Object 1" xlink:type="simple" xlink:show="embed" xlink:actuate="onLoad"/><draw:image xlink:href="./ObjectReplacements/Object 1" xlink:type="simple" xlink:show="embed" xlink:actuate="onLoad"/></draw:frame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draw:control text:anchor-type="paragraph" draw:z-index="3" draw:name="Shape2" draw:style-name="gr3" draw:text-style-name="P6" svg:width="3.6358in" svg:height="0.1358in" svg:x="1.3689in" svg:y="0.0654in" draw:control="control2"/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oft-page-break/><text:span text:style-name="Emphasis"/></text:p>
      <text:p text:style-name="P3"><text:span text:style-name="Emphasis"/></text:p>
      <text:p text:style-name="P3"><text:span text:style-name="Emphasis"/></text:p>
      <text:p text:style-name="P1"><text:span text:style-name="Emphasis">REM <text:s/>***** <text:s/>BASIC <text:s/>*****</text:span></text:p>
      <text:p text:style-name="Preformatted_20_Text">sub hello_world</text:p>
      <text:p text:style-name="Preformatted_20_Text"> </text:p>
      <text:p text:style-name="Preformatted_20_Text"><text:s text:c="8"/>dim document <text:s text:c="2"/>as object</text:p>
      <text:p text:style-name="Preformatted_20_Text"><text:s text:c="8"/>dim dispatcher as object</text:p>
      <text:p text:style-name="Preformatted_20_Text"> </text:p>
      <text:p text:style-name="Preformatted_20_Text"><text:s text:c="8"/>document <text:s text:c="2"/>= ThisComponent.CurrentController.Frame</text:p>
      <text:p text:style-name="Preformatted_20_Text"><text:s text:c="8"/>dispatcher = createUnoService("com.sun.star.frame.DispatchHelper")</text:p>
      <text:p text:style-name="Preformatted_20_Text"> </text:p>
      <text:p text:style-name="Preformatted_20_Text"><text:s text:c="8"/>dim args1(0) as new com.sun.star.beans.PropertyValue</text:p>
      <text:p text:style-name="Preformatted_20_Text"><text:s text:c="8"/>dim args2(0) as new com.sun.star.beans.PropertyValue</text:p>
      <text:p text:style-name="Preformatted_20_Text"> </text:p>
      <text:p text:style-name="Preformatted_20_Text"><text:s text:c="8"/>args1(0).Name = "ToPoint"</text:p>
      <text:p text:style-name="Preformatted_20_Text"><text:s text:c="8"/>args1(0).Value = "$A$1"</text:p>
      <text:p text:style-name="Preformatted_20_Text"><text:s text:c="8"/>dispatcher.executeDispatch(document, ".uno:GoToCell", "", 0, args1())</text:p>
      <text:p text:style-name="Preformatted_20_Text"> </text:p>
      <text:p text:style-name="Preformatted_20_Text"><text:s text:c="8"/>args2(0).Name = "StringName"</text:p>
      <text:p text:style-name="Preformatted_20_Text"><text:s text:c="8"/>args2(0).Value = "Hello World!"</text:p>
      <text:p text:style-name="Preformatted_20_Text"><text:s text:c="8"/>dispatcher.executeDispatch(document, ".uno:EnterString", "", 0, args2())</text:p>
      <text:p text:style-name="Preformatted_20_Text"> </text:p>
      <text:p text:style-name="Preformatted_20_Text"><text:s text:c="3"/>msgbox "Completed!"</text:p>
      <text:p text:style-name="P2">end sub</text:p>
      <text:p text:style-name="P3"><draw:frame draw:style-name="fr1" draw:name="Frame1" text:anchor-type="paragraph" svg:x="1.4in" svg:y="2.5874in" svg:width="3.5835in" draw:z-index="4"><draw:text-box fo:min-height="5.6146in"><text:p text:style-name="Frame_20_contents"/><text:p text:style-name="Text">Text <text:sequence text:ref-name="refText0" text:name="Text" text:formula="ooow:Text+1" style:num-format="1">1</text:sequence>: fvuof;</text:p></draw:text-box></draw:frame><text:span text:style-name="Emphasis"/></text:p>
      <text:p text:style-name="P4"><draw:control text:anchor-type="paragraph" draw:z-index="5" draw:name="Shape3" draw:style-name="gr2" draw:text-style-name="P7" svg:width="2.3441in" svg:height="0.5106in" svg:x="0.5354in" svg:y="0.2043in" draw:control="control3"/><text:span text:style-name="Emphasis"><text:line-break/></text:span></text:p>
      <text:p text:style-name="P3"><text:span text:style-name="Emphasis"/></text:p>
      <text:p text:style-name="P3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1:21:09.504973372</meta:creation-date>
    <dc:date>2016-07-26T16:54:12.055860570</dc:date>
    <meta:editing-duration>PT5M20S</meta:editing-duration>
    <meta:editing-cycles>2</meta:editing-cycles>
    <meta:generator>LibreOffice/5.1.4.2$Linux_X86_64 LibreOffice_project/10m0$Build-2</meta:generator>
    <meta:document-statistic meta:table-count="0" meta:image-count="0" meta:object-count="1" meta:page-count="3" meta:paragraph-count="25" meta:word-count="61" meta:character-count="705" meta:non-whitespace-character-count="5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string" calcext:value-type="string">
            <text:p>d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d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